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if else in executeOperations() with switch and instructions names with defined ints like: “#define egm_all 0; #define egm_first 1”.</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Fix cursor change.</text:p>
      <text:p text:style-name="Standard">-Add new instructions to the documentation.</text:p>
      <text:p text:style-name="Standard">-Resizing cameras (maybe in the script?) - if the mouse is pressed on the border of the camera, select this camera, move position or change size according to the mouse coordinates and kind of border or corner.</text:p>
      <text:p text:style-name="Standard">-Drawing primitives</text:p>
      <text:p text:style-name="Standard">-Camera tabs - use camera pinning and "bring_forward" function.</text:p>
      <text:p text:style-name="Standard">-Editor Window 2.0 - minimalistic, with tabs, based on window templates.</text:p>
      <text:p text:style-name="Standard">-Saving and loading layers / projects (set of layers)</text:p>
      <text:p text:style-name="Standard">-Load fonts from script.</text:p>
      <text:p text:style-name="Standard">-Use translateToAllegroKey.</text:p>
      <text:p text:style-name="Standard">-Remove ancestor::createButton method.</text:p>
      <text:p text:style-name="Standard">-Add “print” instruction - logging system with filters and colors.</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soft-page-break/>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text:s/><text:soft-page-break/>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soft-page-break/>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3T23:07:00Z</dc:date>
    <meta:template xlink:href="Normal.dotm" xlink:type="simple"/>
    <meta:editing-cycles>692</meta:editing-cycles>
    <meta:editing-duration>PT1269420S</meta:editing-duration>
    <meta:document-statistic meta:page-count="6" meta:paragraph-count="23" meta:word-count="1770" meta:character-count="11839" meta:row-count="84" meta:non-whitespace-character-count="10092"/>
  </office:meta>
</office:document-meta>
</file>